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3" style:family="paragraph" style:parent-style-name="Standard">
      <style:text-properties fo:font-size="11pt" officeooo:paragraph-rsid="0053153a" style:font-size-asian="11pt" style:font-size-complex="11pt"/>
    </style:style>
    <style:style style:name="T1" style:family="text">
      <style:text-properties officeooo:rsid="0052b724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ài liệu hướng dẫn nạp code cho Board ESP8266 IoT WiFi Uno</text:p>
      <text:p text:style-name="P1"/>
      <text:p text:style-name="P3">- <text:span text:style-name="T1">Với mỗi địa điểm ta sẽ nạp firmware tương tứng với khu vực đó. Ví dụ như địa điểm Hà Nội sẽ nạp firmware “HN_firmware.ino”. Các bước chi tiết nạp cho từng địa điêm và sơ đồ mạch sẽ giống trong tài liệu ở câu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7T13:29:25.888600033</dc:date>
    <meta:editing-duration>PT4H33M32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9" meta:character-count="270" meta:non-whitespace-character-count="213"/>
  </office:meta>
</office:document-meta>
</file>